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801cm" fo:margin-left="0.055cm" fo:margin-right="0.145cm" fo:break-before="auto" fo:break-after="auto" table:align="margins" style:writing-mode="lr-tb"/>
    </style:style>
    <style:style style:name="Tableau1.A" style:family="table-column">
      <style:table-column-properties style:column-width="2.909cm" style:rel-column-width="11345*"/>
    </style:style>
    <style:style style:name="Tableau1.B" style:family="table-column">
      <style:table-column-properties style:column-width="1.947cm" style:rel-column-width="7595*"/>
    </style:style>
    <style:style style:name="Tableau1.C" style:family="table-column">
      <style:table-column-properties style:column-width="5.697cm" style:rel-column-width="22223*"/>
    </style:style>
    <style:style style:name="Tableau1.D" style:family="table-column">
      <style:table-column-properties style:column-width="6.248cm" style:rel-column-width="24372*"/>
    </style:style>
    <style:style style:name="Tableau1.1" style:family="table-row">
      <style:table-row-properties style:min-row-height="0.436cm" fo:keep-together="auto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Arial" fo:font-size="11pt" fo:font-weight="normal" officeooo:rsid="003ac05e" officeooo:paragraph-rsid="00481a00" style:font-name-asian="Arial1" style:font-size-asian="11pt" style:font-weight-asian="normal" style:font-name-complex="Arial1" style:font-size-complex="11pt" style:font-weight-complex="normal"/>
    </style:style>
    <style:style style:name="P2" style:family="paragraph" style:parent-style-name="Standard">
      <style:text-properties fo:color="#000000" style:font-name="Arial" fo:font-size="11pt" fo:font-weight="normal" officeooo:rsid="003ac05e" officeooo:paragraph-rsid="003ac05e" style:font-name-asian="Arial1" style:font-size-asian="11pt" style:font-weight-asian="normal" style:font-name-complex="Arial1" style:font-size-complex="11pt" style:font-weight-complex="normal"/>
    </style:style>
    <style:style style:name="P3" style:family="paragraph" style:parent-style-name="Standard">
      <style:text-properties fo:color="#000000" style:font-name="Arial" fo:font-size="11pt" fo:font-weight="normal" officeooo:rsid="0038e76f" officeooo:paragraph-rsid="0038e76f" style:font-name-asian="Arial1" style:font-size-asian="11pt" style:font-weight-asian="normal" style:font-name-complex="Arial1" style:font-size-complex="11pt" style:font-weight-complex="normal"/>
    </style:style>
    <style:style style:name="P4" style:family="paragraph" style:parent-style-name="Standard">
      <style:text-properties fo:color="#000000" style:font-name="Arial" fo:font-size="11pt" fo:font-weight="normal" officeooo:rsid="0038e76f" officeooo:paragraph-rsid="0038e76f" fo:background-color="#ffff00" style:font-name-asian="Arial1" style:font-size-asian="11pt" style:font-weight-asian="normal" style:font-name-complex="Arial1" style:font-size-complex="11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Arial" fo:font-size="9pt" fo:font-weight="bold" officeooo:paragraph-rsid="00015dd5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Arial" fo:font-size="9pt" fo:font-weight="bold" officeooo:paragraph-rsid="00015dd5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font-name="Arial" fo:font-size="9pt" officeooo:paragraph-rsid="00015dd5" style:font-name-asian="Arial1" style:font-size-asian="9pt" style:font-name-complex="Arial1" style:font-size-complex="9pt"/>
    </style:style>
    <style:style style:name="P8" style:family="paragraph" style:parent-style-name="Standard">
      <style:paragraph-properties fo:text-align="justify" style:justify-single-word="false" style:text-autospace="none"/>
      <style:text-properties fo:color="#000000" style:font-name="Arial" fo:font-size="9pt" officeooo:paragraph-rsid="00481a00" style:font-name-asian="Arial1" style:font-size-asian="9pt" style:font-name-complex="Arial1" style:font-size-complex="9pt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style:font-name="Arial" fo:font-size="9pt" officeooo:rsid="002340fc" officeooo:paragraph-rsid="00015dd5" style:font-name-asian="Arial1" style:font-size-asian="9pt" style:font-name-complex="Arial1" style:font-size-complex="9pt"/>
    </style:style>
    <style:style style:name="P10" style:family="paragraph" style:parent-style-name="Standard">
      <style:paragraph-properties fo:text-align="justify" style:justify-single-word="false" style:text-autospace="none"/>
      <style:text-properties fo:color="#000000" style:font-name="Arial" fo:font-size="9pt" officeooo:rsid="003ac05e" officeooo:paragraph-rsid="003ac05e" style:font-name-asian="Arial1" style:font-size-asian="9pt" style:font-name-complex="Arial1" style:font-size-complex="9pt"/>
    </style:style>
    <style:style style:name="P11" style:family="paragraph" style:parent-style-name="Standard">
      <style:paragraph-properties fo:text-align="justify" style:justify-single-word="false" style:text-autospace="none"/>
      <style:text-properties fo:color="#000000" style:font-name="Arial" fo:font-size="9pt" officeooo:rsid="003ac05e" officeooo:paragraph-rsid="0049906b" style:font-name-asian="Arial1" style:font-size-asian="9pt" style:font-name-complex="Arial1" style:font-size-complex="9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9pt" officeooo:rsid="00264334" officeooo:paragraph-rsid="00264334" style:font-name-asian="Arial1" style:font-size-asian="9pt" style:font-name-complex="Arial1" style:font-size-complex="9pt"/>
    </style:style>
    <style:style style:name="P13" style:family="paragraph" style:parent-style-name="Standard">
      <style:paragraph-properties fo:text-align="justify" style:justify-single-word="false" style:text-autospace="none"/>
      <style:text-properties fo:color="#000000" style:font-name="Arial" fo:font-size="9pt" officeooo:rsid="0049906b" officeooo:paragraph-rsid="0049906b" style:font-name-asian="Arial1" style:font-size-asian="9pt" style:font-name-complex="Arial1" style:font-size-complex="9pt"/>
    </style:style>
    <style:style style:name="P14" style:family="paragraph" style:parent-style-name="Standard">
      <style:text-properties fo:color="#000000" style:font-name="Arial" fo:font-size="13pt" fo:font-weight="normal" officeooo:rsid="0038e76f" officeooo:paragraph-rsid="0038e76f" style:font-name-asian="Arial1" style:font-size-asian="11.3500003814697pt" style:font-weight-asian="normal" style:font-name-complex="Arial1" style:font-size-complex="13pt" style:font-weight-complex="normal"/>
    </style:style>
    <style:style style:name="P15" style:family="paragraph" style:parent-style-name="Standard">
      <style:text-properties fo:color="#000000" style:font-name="Arial" fo:font-size="14.1000003814697pt" fo:font-weight="bold" officeooo:rsid="00026c80" officeooo:paragraph-rsid="003c3b85" style:font-name-asian="Arial1" style:font-size-asian="14.1000003814697pt" style:font-weight-asian="bold" style:font-name-complex="Arial1" style:font-size-complex="14.1000003814697pt" style:font-weight-complex="bold"/>
    </style:style>
    <style:style style:name="P16" style:family="paragraph" style:parent-style-name="Standard">
      <style:paragraph-properties fo:text-align="justify" style:justify-single-word="false" style:text-autospace="none"/>
      <style:text-properties fo:color="#000000" style:text-outline="false" style:text-line-through-style="none" style:text-line-through-type="none" style:font-name="Arial" fo:font-size="9pt" fo:letter-spacing="normal" fo:font-style="normal" fo:text-shadow="none" style:text-underline-style="none" fo:font-weight="normal" officeooo:rsid="0049906b" officeooo:paragraph-rsid="0049906b" style:letter-kerning="true" style:font-name-asian="Arial1" style:font-size-asian="9pt" style:font-style-asian="normal" style:font-weight-asian="normal" style:font-name-complex="Arial1" style:font-size-complex="9pt" style:text-emphasize="none"/>
    </style:style>
    <style:style style:name="P17" style:family="paragraph" style:parent-style-name="Standard">
      <style:text-properties style:font-name="Arial" officeooo:rsid="00015dd5" officeooo:paragraph-rsid="00015dd5"/>
    </style:style>
    <style:style style:name="P18" style:family="paragraph" style:parent-style-name="Standard">
      <style:text-properties style:font-name="Arial" officeooo:rsid="00015dd5" officeooo:paragraph-rsid="00374b02"/>
    </style:style>
    <style:style style:name="P19" style:family="paragraph" style:parent-style-name="Standard">
      <style:text-properties style:font-name="Arial" officeooo:rsid="00015dd5" officeooo:paragraph-rsid="003c3b85"/>
    </style:style>
    <style:style style:name="P20" style:family="paragraph" style:parent-style-name="Standard">
      <style:paragraph-properties fo:text-align="justify" style:justify-single-word="false"/>
      <style:text-properties style:font-name="Arial" fo:font-size="9pt" officeooo:rsid="00264334" officeooo:paragraph-rsid="00264334" style:font-size-asian="9pt" style:font-size-complex="9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9pt" officeooo:rsid="00264334" officeooo:paragraph-rsid="0034f080" style:font-size-asian="9pt" style:font-size-complex="9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9pt" officeooo:rsid="00228f4b" officeooo:paragraph-rsid="00264334" style:font-size-asian="9pt" style:font-size-complex="9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9pt" officeooo:rsid="0010e5c2" style:font-size-asian="9pt" style:font-size-complex="9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9pt" officeooo:rsid="00292df3" officeooo:paragraph-rsid="00292df3" style:font-size-asian="9pt" style:font-size-complex="9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9pt" officeooo:rsid="003ac05e" officeooo:paragraph-rsid="003ac05e" style:font-size-asian="9pt" style:font-size-complex="9pt"/>
    </style:style>
    <style:style style:name="P26" style:family="paragraph" style:parent-style-name="Standard">
      <style:text-properties style:font-name="Arial" fo:font-size="11pt" officeooo:rsid="00015dd5" officeooo:paragraph-rsid="00015dd5" style:font-size-asian="11pt" style:font-size-complex="11pt"/>
    </style:style>
    <style:style style:name="P27" style:family="paragraph" style:parent-style-name="Standard">
      <style:text-properties style:font-name="Arial" fo:font-size="11pt" officeooo:rsid="00015dd5" officeooo:paragraph-rsid="00374b02" style:font-size-asian="11pt" style:font-size-complex="11pt"/>
    </style:style>
    <style:style style:name="P28" style:family="paragraph" style:parent-style-name="Standard">
      <style:text-properties style:font-name="Arial" fo:font-size="11pt" fo:font-weight="bold" officeooo:rsid="0038e76f" officeooo:paragraph-rsid="003ac05e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Arial" fo:font-size="11pt" fo:font-weight="bold" officeooo:rsid="0038e76f" officeooo:paragraph-rsid="0038e76f" fo:background-color="transparent" style:font-size-asian="11pt" style:font-weight-asian="bold" style:font-size-complex="11pt" style:font-weight-complex="bold"/>
    </style:style>
    <style:style style:name="P30" style:family="paragraph" style:parent-style-name="Title">
      <style:text-properties style:font-name="Arial" fo:font-size="24pt" style:font-size-asian="24pt" style:font-size-complex="24pt"/>
    </style:style>
    <style:style style:name="P31" style:family="paragraph" style:parent-style-name="Text_20_body">
      <style:text-properties style:font-name="Arial" fo:font-size="24pt" style:font-size-asian="24pt" style:font-size-complex="24pt"/>
    </style:style>
    <style:style style:name="P32" style:family="paragraph" style:parent-style-name="Text_20_body">
      <style:text-properties style:font-name="Arial" fo:font-size="12pt" fo:font-weight="bold" officeooo:rsid="0038e76f" officeooo:paragraph-rsid="0038e76f" style:font-size-asian="12pt" style:font-weight-asian="bold" style:font-size-complex="12pt" style:font-weight-complex="bold"/>
    </style:style>
    <style:style style:name="P33" style:family="paragraph" style:parent-style-name="Text_20_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4" style:family="paragraph" style:parent-style-name="Text_20_body">
      <style:text-properties style:font-name="Arial" fo:font-size="11pt" style:font-size-asian="9.60000038146973pt" style:font-size-complex="11pt"/>
    </style:style>
    <style:style style:name="P35" style:family="paragraph" style:parent-style-name="Text_20_body">
      <style:text-properties fo:color="#000000" style:font-name="Arial" fo:font-size="12pt" fo:font-weight="bold" officeooo:rsid="0038e76f" officeooo:paragraph-rsid="0038e76f" style:font-name-asian="Arial1" style:font-size-asian="12pt" style:font-weight-asian="bold" style:font-name-complex="Arial1" style:font-size-complex="12pt" style:font-weight-complex="bold"/>
    </style:style>
    <style:style style:name="P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7" style:family="paragraph" style:parent-style-name="Standard">
      <style:text-properties style:font-name="Arial" fo:font-size="11pt" officeooo:rsid="0049f1af" officeooo:paragraph-rsid="0049f1af" style:font-size-asian="11pt" style:font-size-complex="11pt"/>
    </style:style>
    <style:style style:name="P38" style:family="paragraph" style:parent-style-name="Heading_20_3">
      <style:text-properties style:font-name="Arial" fo:font-size="13pt" style:font-size-asian="13pt" style:font-size-complex="13pt"/>
    </style:style>
    <style:style style:name="P39" style:family="paragraph" style:parent-style-name="Heading_20_3">
      <style:text-properties style:font-name="Arial" fo:font-size="13pt" officeooo:paragraph-rsid="003c3b85" style:font-size-asian="13pt" style:font-size-complex="13pt"/>
    </style:style>
    <style:style style:name="P40" style:family="paragraph" style:parent-style-name="Heading_20_3">
      <style:text-properties fo:color="#000000" style:font-name="Arial" fo:font-size="13pt" fo:font-weight="bold" officeooo:rsid="00026c80" officeooo:paragraph-rsid="0038e76f" style:font-name-asian="Arial1" style:font-size-asian="13pt" style:font-weight-asian="bold" style:font-name-complex="Arial1" style:font-size-complex="13pt" style:font-weight-complex="bold"/>
    </style:style>
    <style:style style:name="P41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align="start" style:justify-single-word="false" fo:text-indent="0cm" style:auto-text-indent="false" style:page-number="auto" fo:keep-with-next="always"/>
      <style:text-properties fo:color="#000000" style:font-name="Arial" fo:font-size="13pt" officeooo:rsid="00026c80" officeooo:paragraph-rsid="0038b8f5" style:font-name-asian="Arial1" style:font-size-asian="13pt" style:font-name-complex="Arial1" style:font-size-complex="13pt"/>
    </style:style>
    <style:style style:name="T1" style:family="text">
      <style:text-properties officeooo:rsid="00208210"/>
    </style:style>
    <style:style style:name="T2" style:family="text">
      <style:text-properties fo:color="#000000" style:font-name-asian="Arial1" style:font-name-complex="Arial1"/>
    </style:style>
    <style:style style:name="T3" style:family="text">
      <style:text-properties fo:color="#000000" officeooo:rsid="00026c80" style:font-name-asian="Arial1" style:font-name-complex="Arial1"/>
    </style:style>
    <style:style style:name="T4" style:family="text">
      <style:text-properties fo:color="#000000" officeooo:rsid="0038e76f" style:font-name-asian="Arial1" style:font-name-complex="Arial1"/>
    </style:style>
    <style:style style:name="T5" style:family="text">
      <style:text-properties fo:color="#000000" officeooo:rsid="003ac05e" style:font-name-asian="Arial1" style:font-name-complex="Arial1"/>
    </style:style>
    <style:style style:name="T6" style:family="text">
      <style:text-properties fo:color="#000000" fo:font-weight="normal" style:font-name-asian="Arial1" style:font-weight-asian="normal" style:font-name-complex="Arial1" style:font-weight-complex="normal"/>
    </style:style>
    <style:style style:name="T7" style:family="text">
      <style:text-properties fo:color="#000000" fo:font-weight="normal" officeooo:rsid="003ac05e" style:font-name-asian="Arial1" style:font-weight-asian="normal" style:font-name-complex="Arial1" style:font-weight-complex="normal"/>
    </style:style>
    <style:style style:name="T8" style:family="text">
      <style:text-properties fo:color="#000000" fo:font-weight="normal" officeooo:rsid="00423a4e" style:font-name-asian="Arial1" style:font-weight-asian="normal" style:font-name-complex="Arial1" style:font-weight-complex="normal"/>
    </style:style>
    <style:style style:name="T9" style:family="text">
      <style:text-properties officeooo:rsid="00374b02"/>
    </style:style>
    <style:style style:name="T10" style:family="text">
      <style:text-properties officeooo:rsid="0038b8f5"/>
    </style:style>
    <style:style style:name="T11" style:family="text">
      <style:text-properties officeooo:rsid="0038e76f"/>
    </style:style>
    <style:style style:name="T12" style:family="text">
      <style:text-properties officeooo:rsid="003ac05e"/>
    </style:style>
    <style:style style:name="T13" style:family="text">
      <style:text-properties officeooo:rsid="00264334"/>
    </style:style>
    <style:style style:name="T14" style:family="text">
      <style:text-properties officeooo:rsid="0034f080"/>
    </style:style>
    <style:style style:name="T15" style:family="text">
      <style:text-properties officeooo:rsid="0034a843"/>
    </style:style>
    <style:style style:name="T16" style:family="text">
      <style:text-properties officeooo:rsid="00481a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Fichier de diffusion : <text:span text:style-name="T9">MECA_</text:span>PHVITI2016.sav</text:p>
      <text:p text:style-name="P31"/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6"><text:a xlink:type="simple" xlink:href="#__RefHeading___Toc4940_301968731" text:style-name="Index_20_Link" text:visited-style-name="Index_20_Link">Structure du fichier <text:tab/>1</text:a></text:p>
          <text:p text:style-name="P36"><text:a xlink:type="simple" xlink:href="#__RefHeading___Toc4942_301968731" text:style-name="Index_20_Link" text:visited-style-name="Index_20_Link">Nature de la variable <text:tab/>1</text:a></text:p>
          <text:p text:style-name="P36"><text:a xlink:type="simple" xlink:href="#__RefHeading___Toc4944_301968731" text:style-name="Index_20_Link" text:visited-style-name="Index_20_Link">Unité statistique <text:tab/>1</text:a></text:p>
          <text:p text:style-name="P36"><text:a xlink:type="simple" xlink:href="#__RefHeading___Toc4946_301968731" text:style-name="Index_20_Link" text:visited-style-name="Index_20_Link">Champ <text:tab/>1</text:a></text:p>
          <text:p text:style-name="P36"><text:a xlink:type="simple" xlink:href="#__RefHeading___Toc4948_301968731" text:style-name="Index_20_Link" text:visited-style-name="Index_20_Link">Précisions sur les comparaisons avec les données des précédentes enquêtes <text:tab/>1</text:a></text:p>
          <text:p text:style-name="P36"><text:a xlink:type="simple" xlink:href="#__RefHeading___Toc4950_301968731" text:style-name="Index_20_Link" text:visited-style-name="Index_20_Link">Informations supplémentaires <text:tab/>2</text:a></text:p>
          <text:p text:style-name="P36"><text:a xlink:type="simple" xlink:href="#__RefHeading___Toc4952_301968731" text:style-name="Index_20_Link" text:visited-style-name="Index_20_Link">Descriptif du fichier <text:tab/>2</text:a></text:p>
        </text:index-body>
      </text:table-of-content>
      <text:p text:style-name="P34"/>
      <text:h text:style-name="P38" text:outline-level="3"/>
      <text:h text:style-name="P38" text:outline-level="3"><text:bookmark-start text:name="__RefHeading___Toc4940_301968731"/>Structure du fichier <text:bookmark-end text:name="__RefHeading___Toc4940_301968731"/></text:h>
      <text:p text:style-name="P17"/>
      <text:p text:style-name="P27">Le fichier est de type structure <text:span text:style-name="T9">répétée : l'identifiant propre à chaque parcelle</text:span> IDEN<text:span text:style-name="T9">T</text:span>PARC <text:span text:style-name="T9">est </text:span>présent <text:span text:style-name="T9">autant de fois qu'il y a de lignes saisies dans le tableau des désherbages mécaniques et thermiques</text:span>. <text:span text:style-name="T9">Il s'agit de la réponse à la question 3.2, précédée d'un filtre. Ces passages concernent donc les 4520 parcelles ayant répondu oui en 3.1. Un point d'attention : il ne faut pas confondre destruction de l'enherbement et maîtrise de l'enherbement (question 2.11 avec réponses dans la table TONTE_PHVITI2016.sav).</text:span></text:p>
      <text:p text:style-name="P18"/>
      <text:h text:style-name="P38" text:outline-level="3"><text:bookmark-start text:name="__RefHeading___Toc4942_301968731"/>Nature de la variable <text:bookmark-end text:name="__RefHeading___Toc4942_301968731"/></text:h>
      <text:p text:style-name="P17"/>
      <text:p text:style-name="P26">Q - réponse au questionnaire </text:p>
      <text:p text:style-name="P26">C - variable calculée</text:p>
      <text:p text:style-name="P37">E - variable d'enrichissement (apport d'informations externes ne nécessitant pas de calcul)</text:p>
      <text:p text:style-name="P26"/>
      <text:h text:style-name="P38" text:outline-level="3"><text:bookmark-start text:name="__RefHeading___Toc4944_301968731"/>Unité statistique <text:bookmark-end text:name="__RefHeading___Toc4944_301968731"/></text:h>
      <text:p text:style-name="P17"/>
      <text:p text:style-name="P26">Un <text:span text:style-name="T12">désherbage mécanique ou thermique</text:span></text:p>
      <text:p text:style-name="P17"/>
      <text:h text:style-name="P38" text:outline-level="3"><text:bookmark-start text:name="__RefHeading___Toc4946_301968731"/>Champ <text:bookmark-end text:name="__RefHeading___Toc4946_301968731"/></text:h>
      <text:p text:style-name="P17"/>
      <text:p text:style-name="P26">Unités répondantes dans le champ de l'enquête (Champ='1') <text:span text:style-name="T11">et ayant déclaré avoir réalisé un désherbage mécanique ou thermique de l'inter-rang ou sous le rang (DESHERB= '1')</text:span></text:p>
      <text:p text:style-name="P17"/>
      <text:p text:style-name="P17"/>
      <text:h text:style-name="P41" text:outline-level="3"><text:bookmark-start text:name="__RefHeading___Toc4948_301968731"/><text:span text:style-name="T10">Précisions sur les comparaisons avec les données des précédentes enquêtes</text:span> <text:bookmark-end text:name="__RefHeading___Toc4948_301968731"/></text:h>
      <text:p text:style-name="P32"><text:span text:style-name="T3">P</text:span><text:span text:style-name="T2">KViti2013 : </text:span></text:p>
      <text:p text:style-name="P3">Mêmes questions et mêmes modalités de réponses.</text:p>
      <text:p text:style-name="P3"/>
      <text:p text:style-name="P35"><text:soft-page-break/>PhytoViti2010: </text:p>
      <text:p text:style-name="P29"><text:span text:style-name="T6">En 2010, les passages sur l'inter-rang ou sous le rang étaient directement comptabilisés par type d'appareil. Un passage simultané sur l'inter-rang et sous le rang étaient comptabilisés dans chacune des deux catégories sans pouvoir être identifiés. Les données 2016 et 2013 permettent de comptabiliser le nombre exact de passage</text:span><text:span text:style-name="T7">s</text:span><text:span text:style-name="T6"> dans la vigne sans risque de double compte. </text:span></text:p>
      <text:p text:style-name="P4"/>
      <text:p text:style-name="P3">Les appareils de désherbage thermique faisaient l'objet d'une catégorie à part en 2010. En raison de leurs faibles nombres, ils sont comptabilisés depuis 2013 dans la rubrique 'Autre appareil'.</text:p>
      <text:p text:style-name="P14"/>
      <text:h text:style-name="P40" text:outline-level="3"><text:bookmark-start text:name="__RefHeading___Toc4950_301968731"/><text:span text:style-name="T11">Informations supplémentaires</text:span> <text:bookmark-end text:name="__RefHeading___Toc4950_301968731"/></text:h>
      <text:p text:style-name="P28"><text:span text:style-name="T7">Des variables ont été cré</text:span><text:span text:style-name="T8">é</text:span><text:span text:style-name="T7">es au niveau de la parcelle d</text:span><text:span text:style-name="T6">ans le fichier des résultats d'enquête (PH</text:span><text:span text:style-name="T7">YTOV</text:span><text:span text:style-name="T6">ITI2016) </text:span><text:span text:style-name="T7">à partir des résultats de ce tableau.</text:span></text:p>
      <text:p text:style-name="P1">Ces variables sont le nombre de désherbages mécaniques ou thermiques dans l'inter-rang (DESINTRANG), <text:span text:style-name="T16">le</text:span> nombre de désherbages mécaniques ou thermiques sous le rang (DESINTCEP) et le nombre <text:span text:style-name="T16">total </text:span>de passages (MECATOT).</text:p>
      <text:p text:style-name="P2"/>
      <text:h text:style-name="P39" text:outline-level="3"><text:bookmark-start text:name="__RefHeading___Toc4952_301968731"/>Descriptif du fichier <text:bookmark-end text:name="__RefHeading___Toc4952_301968731"/></text:h>
      <text:p text:style-name="P19"/>
      <text:p text:style-name="P33"><text:span text:style-name="T4">15 717 </text:span><text:span text:style-name="T3">enregistrements et </text:span><text:span text:style-name="T5">13 </text:span><text:span text:style-name="T3">variables</text:span></text:p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">Nom de la variable</text:p>
          </table:table-cell>
          <table:table-cell table:style-name="Tableau1.A1" office:value-type="string">
            <text:p text:style-name="P6">Nature</text:p>
          </table:table-cell>
          <table:table-cell table:style-name="Tableau1.A1" office:value-type="string">
            <text:p text:style-name="P5">Libellé - commentaires</text:p>
          </table:table-cell>
          <table:table-cell table:style-name="Tableau1.D1" office:value-type="string">
            <text:p text:style-name="P5">Modalités ou mode de calcul</text:p>
          </table:table-cell>
        </table:table-row>
        <table:table-row table:style-name="Tableau1.1">
          <table:table-cell table:style-name="Tableau1.A2" office:value-type="string">
            <text:p text:style-name="P7">IDENTPARC</text:p>
          </table:table-cell>
          <table:table-cell table:style-name="Tableau1.A2" office:value-type="string">
            <text:p text:style-name="P9">Q</text:p>
          </table:table-cell>
          <table:table-cell table:style-name="Tableau1.A2" office:value-type="string">
            <text:p text:style-name="P7">Identifiant de la parcelle</text:p>
          </table:table-cell>
          <table:table-cell table:style-name="Tableau1.D2" office:value-type="string">
            <text:p text:style-name="P8">Agrégation des variables <text:span text:style-name="T1">du casier viticole informatisé (CVI)</text:span></text:p>
            <text:p text:style-name="P8"><text:s/>REG+DEPPCV+CCOMPCV+NPARC1+NPARC2+NOSPVC</text:p>
          </table:table-cell>
        </table:table-row>
        <table:table-row table:style-name="Tableau1.1">
          <table:table-cell table:style-name="Tableau1.A2" office:value-type="string">
            <text:p text:style-name="P10">MECAPAS</text:p>
          </table:table-cell>
          <table:table-cell table:style-name="Tableau1.A2" office:value-type="string">
            <text:p text:style-name="P10">Q</text:p>
          </table:table-cell>
          <table:table-cell table:style-name="Tableau1.A2" office:value-type="string">
            <text:p text:style-name="P10">Numéro du passage sur la parcelle </text:p>
          </table:table-cell>
          <table:table-cell table:style-name="Tableau1.D2" office:value-type="string">
            <text:p text:style-name="P13">Entier</text:p>
          </table:table-cell>
        </table:table-row>
        <table:table-row table:style-name="Tableau1.1">
          <table:table-cell table:style-name="Tableau1.A2" office:value-type="string">
            <text:p text:style-name="P20">DMECA</text:p>
          </table:table-cell>
          <table:table-cell table:style-name="Tableau1.A2" office:value-type="string">
            <text:p text:style-name="P22">Q</text:p>
          </table:table-cell>
          <table:table-cell table:style-name="Tableau1.A2" office:value-type="string">
            <text:p text:style-name="P23">Date <text:span text:style-name="T13">de passage</text:span></text:p>
          </table:table-cell>
          <table:table-cell table:style-name="Tableau1.D2" office:value-type="string">
            <text:p text:style-name="P16">Date</text:p>
          </table:table-cell>
        </table:table-row>
        <table:table-row table:style-name="Tableau1.1">
          <table:table-cell table:style-name="Tableau1.A2" office:value-type="string">
            <text:p text:style-name="P20">IRDISC</text:p>
          </table:table-cell>
          <table:table-cell table:style-name="Tableau1.A2" office:value-type="string">
            <text:p text:style-name="P22">Q</text:p>
          </table:table-cell>
          <table:table-cell table:style-name="Tableau1.A2" office:value-type="string">
            <text:p text:style-name="P21"><text:span text:style-name="T12">P</text:span>assage inter-rang : appareil <text:span text:style-name="T14">à</text:span> disques</text:p>
          </table:table-cell>
          <table:table-cell table:style-name="Tableau1.D2" office:value-type="string">
            <text:p text:style-name="P11">1 = oui ; 0 = non</text:p>
          </table:table-cell>
        </table:table-row>
        <table:table-row table:style-name="Tableau1.1">
          <table:table-cell table:style-name="Tableau1.A2" office:value-type="string">
            <text:p text:style-name="P20">IRDENT</text:p>
          </table:table-cell>
          <table:table-cell table:style-name="Tableau1.A2" office:value-type="string">
            <text:p text:style-name="P22">Q</text:p>
          </table:table-cell>
          <table:table-cell table:style-name="Tableau1.A2" office:value-type="string">
            <text:p text:style-name="P21"><text:span text:style-name="T12">P</text:span>assage inter-rang : appareil <text:span text:style-name="T14">à</text:span> dents <text:span text:style-name="T12">(dont cultivateur)</text:span></text:p>
          </table:table-cell>
          <table:table-cell table:style-name="Tableau1.D2" office:value-type="string">
            <text:p text:style-name="P11">1 = oui ; 0 = non</text:p>
          </table:table-cell>
        </table:table-row>
        <table:table-row table:style-name="Tableau1.1">
          <table:table-cell table:style-name="Tableau1.A2" office:value-type="string">
            <text:p text:style-name="P20">IRROTA</text:p>
          </table:table-cell>
          <table:table-cell table:style-name="Tableau1.A2" office:value-type="string">
            <text:p text:style-name="P22">Q</text:p>
          </table:table-cell>
          <table:table-cell table:style-name="Tableau1.A2" office:value-type="string">
            <text:p text:style-name="P20"><text:span text:style-name="T12">P</text:span>assage inter-rang : appareil type rotavator</text:p>
          </table:table-cell>
          <table:table-cell table:style-name="Tableau1.D2" office:value-type="string">
            <text:p text:style-name="P11">1 = oui ; 0 = non</text:p>
          </table:table-cell>
        </table:table-row>
        <table:table-row table:style-name="Tableau1.1">
          <table:table-cell table:style-name="Tableau1.A2" office:value-type="string">
            <text:p text:style-name="P20">IRAUTR</text:p>
          </table:table-cell>
          <table:table-cell table:style-name="Tableau1.A2" office:value-type="string">
            <text:p text:style-name="P22">Q</text:p>
          </table:table-cell>
          <table:table-cell table:style-name="Tableau1.A2" office:value-type="string">
            <text:p text:style-name="P20"><text:span text:style-name="T12">P</text:span>assage inter-rang : autre<text:span text:style-name="T12">s</text:span> appareil<text:span text:style-name="T12">s</text:span> </text:p>
          </table:table-cell>
          <table:table-cell table:style-name="Tableau1.D2" office:value-type="string">
            <text:p text:style-name="P11">1 = oui ; 0 = non</text:p>
          </table:table-cell>
        </table:table-row>
        <table:table-row table:style-name="Tableau1.1">
          <table:table-cell table:style-name="Tableau1.A2" office:value-type="string">
            <text:p text:style-name="P20">ICLAM</text:p>
          </table:table-cell>
          <table:table-cell table:style-name="Tableau1.A2" office:value-type="string">
            <text:p text:style-name="P22">Q</text:p>
          </table:table-cell>
          <table:table-cell table:style-name="Tableau1.A2" office:value-type="string">
            <text:p text:style-name="P20"><text:span text:style-name="T12">P</text:span>assage sous le rang : intercep <text:span text:style-name="T14">à</text:span> lames</text:p>
          </table:table-cell>
          <table:table-cell table:style-name="Tableau1.D2" office:value-type="string">
            <text:p text:style-name="P11">1 = oui ; 0 = non</text:p>
          </table:table-cell>
        </table:table-row>
        <table:table-row table:style-name="Tableau1.1">
          <table:table-cell table:style-name="Tableau1.A2" office:value-type="string">
            <text:p text:style-name="P20">ICROTA</text:p>
          </table:table-cell>
          <table:table-cell table:style-name="Tableau1.A2" office:value-type="string">
            <text:p text:style-name="P22">Q</text:p>
          </table:table-cell>
          <table:table-cell table:style-name="Tableau1.A2" office:value-type="string">
            <text:p text:style-name="P20"><text:span text:style-name="T12">P</text:span>assage sous le rang : intercep rotatifs</text:p>
          </table:table-cell>
          <table:table-cell table:style-name="Tableau1.D2" office:value-type="string">
            <text:p text:style-name="P11">1 = oui ; 0 = non</text:p>
          </table:table-cell>
        </table:table-row>
        <table:table-row table:style-name="Tableau1.1">
          <table:table-cell table:style-name="Tableau1.A2" office:value-type="string">
            <text:p text:style-name="P20">ICDECA</text:p>
          </table:table-cell>
          <table:table-cell table:style-name="Tableau1.A2" office:value-type="string">
            <text:p text:style-name="P22">Q</text:p>
          </table:table-cell>
          <table:table-cell table:style-name="Tableau1.A2" office:value-type="string">
            <text:p text:style-name="P20"><text:span text:style-name="T12">P</text:span>assage sous le rang : <text:span text:style-name="T15">décavaillonneuse</text:span></text:p>
          </table:table-cell>
          <table:table-cell table:style-name="Tableau1.D2" office:value-type="string">
            <text:p text:style-name="P12">1 ou 0</text:p>
          </table:table-cell>
        </table:table-row>
        <table:table-row table:style-name="Tableau1.1">
          <table:table-cell table:style-name="Tableau1.A2" office:value-type="string">
            <text:p text:style-name="P20">ICAUTR</text:p>
          </table:table-cell>
          <table:table-cell table:style-name="Tableau1.A2" office:value-type="string">
            <text:p text:style-name="P22">Q</text:p>
          </table:table-cell>
          <table:table-cell table:style-name="Tableau1.A2" office:value-type="string">
            <text:p text:style-name="P20"><text:span text:style-name="T12">Pa</text:span>ssage sous le rang : autre<text:span text:style-name="T12">s</text:span> appareil<text:span text:style-name="T12">s (dont thermique)</text:span></text:p>
          </table:table-cell>
          <table:table-cell table:style-name="Tableau1.D2" office:value-type="string">
            <text:p text:style-name="P11">1 = oui ; 0 = non</text:p>
          </table:table-cell>
        </table:table-row>
        <table:table-row table:style-name="Tableau1.1">
          <table:table-cell table:style-name="Tableau1.A2" office:value-type="string">
            <text:p text:style-name="P20">DESINTRANG</text:p>
          </table:table-cell>
          <table:table-cell table:style-name="Tableau1.A2" office:value-type="string">
            <text:p text:style-name="P24">C</text:p>
          </table:table-cell>
          <table:table-cell table:style-name="Tableau1.A2" office:value-type="string">
            <text:p text:style-name="P20"><text:span text:style-name="T12">P</text:span>assage <text:span text:style-name="T14">d’</text:span>appareil sur inter-rang</text:p>
          </table:table-cell>
          <table:table-cell table:style-name="Tableau1.D2" office:value-type="string">
            <text:p text:style-name="P20">1 si IRDISC ou IRDENT ou IRROTA ou IRAUTR égal 1</text:p>
            <text:p text:style-name="P25">0 sinon</text:p>
          </table:table-cell>
        </table:table-row>
        <table:table-row table:style-name="Tableau1.1">
          <table:table-cell table:style-name="Tableau1.A2" office:value-type="string">
            <text:p text:style-name="P20">DESINTCEP</text:p>
          </table:table-cell>
          <table:table-cell table:style-name="Tableau1.A2" office:value-type="string">
            <text:p text:style-name="P24">C</text:p>
          </table:table-cell>
          <table:table-cell table:style-name="Tableau1.A2" office:value-type="string">
            <text:p text:style-name="P20"><text:span text:style-name="T12">P</text:span>assage <text:span text:style-name="T14">d’</text:span>appareil sous le rang</text:p>
          </table:table-cell>
          <table:table-cell table:style-name="Tableau1.D2" office:value-type="string">
            <text:p text:style-name="P20">1 si ICLAM ou ICROTA ou <text:s/>ICDECA ou ICAUTR égal à 1</text:p>
            <text:p text:style-name="P25">0 sinon</text:p>
          </table:table-cell>
        </table:table-row>
      </table:table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 style:master-page-name="">
      <style:paragraph-properties fo:margin-left="0cm" fo:margin-right="0cm" fo:margin-top="0.019cm" fo:margin-bottom="0.011cm" loext:contextual-spacing="false" fo:text-align="justify" style:justify-single-word="false" fo:text-indent="0cm" style:auto-text-indent="false" style:page-number="auto"/>
      <style:text-properties fo:font-size="55%" fo:font-style="italic" fo:font-weight="normal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rps_20_de_20_texte_20_2" style:display-name="Corps de texte 2" style:family="paragraph" style:parent-style-name="Standard">
      <style:text-properties fo:color="#000000"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SIMONOVICI</meta:initial-creator>
    <meta:creation-date>2018-03-22T10:08:36.698000000</meta:creation-date>
    <dc:date>2018-05-29T10:32:36.254000000</dc:date>
    <dc:creator>Maxime SIMONOVICI</dc:creator>
    <meta:editing-duration>PT9H6M1S</meta:editing-duration>
    <meta:editing-cycles>41</meta:editing-cycles>
    <meta:generator>LibreOffice/4.4.5.2$Windows_x86 LibreOffice_project/a22f674fd25a3b6f45bdebf25400ed2adff0ff99</meta:generator>
    <meta:printed-by>Christine Veyrac</meta:printed-by>
    <meta:print-date>2018-04-18T15:42:46.714000000</meta:print-date>
    <meta:document-statistic meta:table-count="1" meta:image-count="0" meta:object-count="0" meta:page-count="2" meta:paragraph-count="88" meta:word-count="558" meta:character-count="3359" meta:non-whitespace-character-count="2867"/>
  </office:meta>
</office:document-meta>
</file>